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station</text:p>
          </table:table-cell>
          <table:table-cell office:value-type="string">
            <text:p>is_orbital_slot</text:p>
          </table:table-cell>
          <table:table-cell office:value-type="string">
            <text:p>drop_weight</text:p>
          </table:table-cell>
          <table:table-cell office:value-type="string">
            <text:p>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sr_null_e</text:p>
          </table:table-cell>
          <table:table-cell office:value-type="string">
            <text:p>sr_null_m</text:p>
          </table:table-cell>
          <table:table-cell office:value-type="string">
            <text:p>sr_null_f</text:p>
          </table:table-cell>
          <table:table-cell office:value-type="string">
            <text:p>sr_null_u</text:p>
          </table:table-cell>
          <table:table-cell office:value-type="string">
            <text:p>sr_null_sc</text:p>
          </table:table-cell>
          <table:table-cell office:value-type="string">
            <text:p>sr_null_en</text:p>
          </table:table-cell>
          <table:table-cell office:value-type="string">
            <text:p>sr_null_p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ergy_building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erals_building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od_building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ity_building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ciety_research_building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gineering_research_building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physics_research_building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</table:table-row>
        <table:table-row>
          <table:table-cell office:value-type="string">
            <text:p>special_resource_tile</text:p>
          </table:table-cell>
          <table:table-cell office:value-type="string">
            <text:p>shipclass_mining_station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